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rsid="00344f94" officeooo:paragraph-rsid="0009d5e0"/>
    </style:style>
    <style:style style:name="P2" style:family="paragraph" style:parent-style-name="Standard">
      <style:text-properties fo:font-style="normal" officeooo:rsid="0039d1ea" officeooo:paragraph-rsid="0009d5e0" style:font-style-asian="normal" style:font-style-complex="normal"/>
    </style:style>
    <style:style style:name="P3" style:family="paragraph" style:parent-style-name="Standard">
      <style:text-properties fo:font-style="normal" officeooo:rsid="00368863" officeooo:paragraph-rsid="0009d5e0" style:font-style-asian="normal" style:font-style-complex="normal"/>
    </style:style>
    <style:style style:name="P4" style:family="paragraph" style:parent-style-name="Standard">
      <style:text-properties fo:font-style="normal" officeooo:rsid="0037d395" officeooo:paragraph-rsid="0009d5e0" style:font-style-asian="normal" style:font-style-complex="normal"/>
    </style:style>
    <style:style style:name="P5" style:family="paragraph" style:parent-style-name="Standard">
      <style:text-properties fo:font-style="normal" officeooo:rsid="00382147" officeooo:paragraph-rsid="0009d5e0" style:font-style-asian="normal" style:font-style-complex="normal"/>
    </style:style>
    <style:style style:name="P6" style:family="paragraph" style:parent-style-name="Standard">
      <style:text-properties officeooo:rsid="00344f94" officeooo:paragraph-rsid="0009d5e0"/>
    </style:style>
    <style:style style:name="P7" style:family="paragraph" style:parent-style-name="Standard">
      <style:text-properties officeooo:rsid="0034f860" officeooo:paragraph-rsid="0009d5e0"/>
    </style:style>
    <style:style style:name="P8" style:family="paragraph" style:parent-style-name="Standard">
      <style:text-properties fo:font-style="italic" officeooo:rsid="0034f860" officeooo:paragraph-rsid="0009d5e0" style:font-style-asian="italic" style:font-style-complex="italic"/>
    </style:style>
    <style:style style:name="T1" style:family="text">
      <style:text-properties officeooo:rsid="013da72c"/>
    </style:style>
    <style:style style:name="T2" style:family="text">
      <style:text-properties officeooo:rsid="03500d8d"/>
    </style:style>
    <style:style style:name="T3" style:family="text">
      <style:text-properties officeooo:rsid="019e3806"/>
    </style:style>
    <style:style style:name="T4" style:family="text">
      <style:text-properties officeooo:rsid="00368863"/>
    </style:style>
    <style:style style:name="T5" style:family="text">
      <style:text-properties officeooo:rsid="00402259"/>
    </style:style>
    <style:style style:name="T6" style:family="text">
      <style:text-properties officeooo:rsid="013e8df5"/>
    </style:style>
    <style:style style:name="T7" style:family="text">
      <style:text-properties officeooo:rsid="0037d395"/>
    </style:style>
    <style:style style:name="T8" style:family="text">
      <style:text-properties officeooo:rsid="0350d4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6"/>
      <text:p text:style-name="P6">А потом я решил окончательно порвать с Ирой. Ну, сколько можно мучится? Тем более, раз у неё совершенно нет ко мне никакого доверия.</text:p>
      <text:p text:style-name="P6">Получаю письмо:</text:p>
      <text:p text:style-name="P6">«Сергей, я давно увлечена тобою, но сказать не решалась. Сегодня буду ждать тебя в 7 часов возле Старого корпуса. Люба».</text:p>
      <text:p text:style-name="P6">В тот вечер, когда <text:span text:style-name="T1">я </text:span>проводил Иру, в ней вдруг, в подъезде, такое пла<text:span text:style-name="T1">мя</text:span> страсти воспылало:</text:p>
      <text:p text:style-name="P6">- Не уходи, ещё побудь немного.</text:p>
      <text:p text:style-name="P6">А я смотрю на часах уже без десяти семь.</text:p>
      <text:p text:style-name="P6">- Да, ребята там ждут. Договорились «пулю» расписать.</text:p>
      <text:p text:style-name="P6">- Подождут, куда денутся.</text:p>
      <text:p text:style-name="P6">Еле вырвался. <text:s/></text:p>
      <text:p text:style-name="P6">К Старому корпусу успел ровно в семь; я на подходе под фонарём часы проверил.</text:p>
      <text:p text:style-name="P6">А на площади перед Старым корпусом — ни души.</text:p>
      <text:p text:style-name="P6">Но я не стал там останавливаться, курить, ждать. Нет. <text:s/></text:p>
      <text:p text:style-name="P6">Пересёк наискосок пустую площадь. Только малость шаг замедлил. Могу же я на ходу полюбоваться природой зимнего вечера? </text:p>
      <text:p text:style-name="P6">Вон та сосна на кедр похожа. Может и вправду кедр? </text:p>
      <text:p text:style-name="P7">До того густые ветки — там сова живёт, <text:s/>ей за теми ветками даже и днём сумерки. А на сугробе под кедровой сосной остатки её трапез мелкими грызунами. </text:p>
      <text:p text:style-name="P7">Санитар природы.</text:p>
      <text:p text:style-name="P7">И, кстати, я ни капли не соврал. Захожу в 72-ю, а Славик с Двойкой тут как тут:</text:p>
      <text:p text:style-name="P7">- Чё? Запишем «пульку»?</text:p>
      <text:p text:style-name="P7">Я не сразу узнал, что то письмо подружка Иры под <text:s/>диктовку <text:span text:style-name="T2">Иры</text:span> написала. </text:p>
      <text:p text:style-name="P7"><text:span text:style-name="T3">Н</text:span>а новизну <text:span text:style-name="T3">в</text:span>се клюют, но лохи ещё и попадаются.</text:p>
      <text:p text:style-name="P7"/>
      <text:p text:style-name="P7">Ну, и к тому же появилась Мария.</text:p>
      <text:p text:style-name="P7">Брюнетка Бальзаковского возраста.</text:p>
      <text:p text:style-name="P7">Когда она мне улыбнулась на тротуаре, я не сразу понял с чего это. </text:p>
      <text:p text:style-name="P7">Оказывается, она на пару минут заходила тогда к волам на день рожденья. </text:p>
      <text:p text:style-name="P7">Вобщем, объяснила в каком доме живёт и номер квартиры сказала.</text:p>
      <text:p text:style-name="P7">У меня тот день напряжённый был — вечером концерт в актовом зале Старого корпуса — но я нашёл время и деньги на бутылку водки.</text:p>
      <text:p text:style-name="P7">Нёс её по способу Алимоши, в рукаве; такой твёрдый бицепс получается. </text:p>
      <text:p text:style-name="P7">Пришёл по адресу; четвёртый этаж. Дверь налево.</text:p>
      <text:p text:style-name="P7">Она открыла. Мы немного пообедали и — на диван.</text:p>
      <text:p text:style-name="P7">Не люблю кончать едва начав, но и такое бывает.</text:p>
      <text:p text:style-name="P7">- Извини,- <text:s/>говорю,- спешу. В пять часов концерт.</text:p>
      <text:p text:style-name="P7">Какой? Где?</text:p>
      <text:p text:style-name="P7">Она во втором ряду сидела, <text:span text:style-name="T4">когда я со сцены, уже с бас-гитарой, уже как ведущий вокалист, орал:</text:span></text:p>
      <text:p text:style-name="P8"><text:tab/><text:tab/><text:tab/><text:span text:style-name="T4">Ты помнишь плыли в вышине-е-е!..</text:span></text:p>
      <text:p text:style-name="P8"><text:tab/><text:tab/><text:tab/><text:span text:style-name="T4">И вдруг погасли две звезды-ы-ы?!..</text:span></text:p>
      <text:p text:style-name="P8"/>
      <text:p text:style-name="P3">Третьекурсник Витя К<text:span text:style-name="T5">о</text:span>ноневич играл на ритм-гитаре и подпевал в терцию; а на барабанах тоже с его курса — Лёша, кажется? — из местных жевжиков.</text:p>
      <text:p text:style-name="P3">После концерта мы с <text:span text:style-name="T2">Марией</text:span> гуляли. </text:p>
      <text:p text:style-name="P3">Она повела к какой-то своей подруге и та вынесла в подъезд кружку спирта. Медицинский, от него язык прилипает к нёбу. </text:p>
      <text:p text:style-name="P3">Зато с тех пор наши акты с Марией по продолжительности не уступали актам в пьесах <text:soft-page-break/>Шекспира.</text:p>
      <text:p text:style-name="P3">У неё был сын шестиклассник, но я его ни разу не видел — не пересекались как-то. </text:p>
      <text:p text:style-name="P3">Уютная однокомнатная квартира. Кроме дивана — широкая двуспальная кровать, а рядом с ней ламповы<text:span text:style-name="T6">й</text:span> радиоприёмник на тумбочке. </text:p>
      <text:p text:style-name="P3">Всю ночь негромко играет себе чего-то на средних волнах и шкала мерцает жёлтым.</text:p>
      <text:p text:style-name="P3">Кончала она красиво.</text:p>
      <text:p text:style-name="P3">- Ещё! Ещё! А! Ещё хочу-у-у!</text:p>
      <text:p text:style-name="P3">Может и отработанное, но всё равно красиво.</text:p>
      <text:p text:style-name="P3">И не переносила запаха семени, просила сразу же пойти в ванную. </text:p>
      <text:p text:style-name="P3">Я шёл беспрекословно — оно того стоило.</text:p>
      <text:p text:style-name="P3">За это она делала мне массаж, такая у неё специальность. </text:p>
      <text:p text:style-name="P3">Не понимаю почему за ним так с ума сходят. Ах, массаж! </text:p>
      <text:p text:style-name="P3">Но я и тут не прекословил.</text:p>
      <text:p text:style-name="P3">Иногда, даже совсем поздно, в дверь звонили. </text:p>
      <text:p text:style-name="P3">Она подымалась из кровати, накидывала длинный халат и выходила на площадку объяснить несвоевременность визита.</text:p>
      <text:p text:style-name="P3">Я не был в претензии, понимал, что медицинской сестре, даже и массажистке, как-то приходится выживать в этом мире.</text:p>
      <text:p text:style-name="P3"/>
      <text:p text:style-name="P3">Тело у неё было красивое, как <text:span text:style-name="T7">на чёрно-белых фотках советской любительской порнографии, да и сама она тоже в таком закарпатском стиле. </text:span></text:p>
      <text:p text:style-name="P4">Но в постели сорочку не снимала, или совсем редко, говорила какая-то проблема с грудью, мастит, что ли. </text:p>
      <text:p text:style-name="P4">А меня после стольких упоров в «открытый верх, закрытый низ» такая перемена даже освежала. Тем более, что низом она знала как пользоваться.</text:p>
      <text:p text:style-name="P3">- <text:span text:style-name="T7">А можно я так?</text:span></text:p>
      <text:p text:style-name="P4">И устроит такое, чего я и не воображал возможным, да и вообще не воображал. </text:p>
      <text:p text:style-name="P4">Ещё как можно!</text:p>
      <text:p text:style-name="P4">Когда она заглядывала в 72-ю, то умело пользовалась тамошней незамысловатой мебелью.</text:p>
      <text:p text:style-name="P4">Отношения между актами у нас были дружескими и благожелательными. </text:p>
      <text:p text:style-name="P4">Она делилась планами покупки домашних тапочек для меня и обещала вылечить, когда заболею венерическим заболеванием.</text:p>
      <text:p text:style-name="P4">Она рассказывала... </text:p>
      <text:p text:style-name="P4">Впрочем, это неважно, а то я никогда не кончу. </text:p>
      <text:p text:style-name="P4">Как после кружки спирта.</text:p>
      <text:p text:style-name="P4">Одним словом, хочу сказать: Бальзак — не дурак, хоть и француз.</text:p>
      <text:p text:style-name="P4"/>
      <text:p text:style-name="P5">Первого мая, если ты один из всего четырёх мальчиков на курсе, то, хочешь, не хочешь, придётся нести на демонстрации портрет какого-нибудь члена Политбюро ЦК КПСС.</text:p>
      <text:p text:style-name="P5">Пройдя в институтских колоннах по площади, этого члена надо ещё отнести в Старый корпус и сдать завхозу.</text:p>
      <text:p text:style-name="P5">Когда я уже вышел от завхоза, Славик меня предупредил, что перед корпусом видел Иру и она его спрашивала где я.</text:p>
      <text:p text:style-name="P5">Славик знал, что у меня с ней уже скоро месяц как всё кончено, потому и предупредил.</text:p>
      <text:p text:style-name="P5"/>
      <text:p text:style-name="P5">Разлука эта мне давалась нелегко.</text:p>
      <text:p text:style-name="P5">Пустынно тянулись вечера без её голоса по телефону. </text:p>
      <text:p text:style-name="P5">И мне не хватало её немецкой походки издалека. </text:p>
      <text:p text:style-name="P5">Случайно увидев её в институте, я ещё раз убеждался, что красивее неё нет никого и у меня сжималось сердце. </text:p>
      <text:p text:style-name="P5">Но лучше уж перетерпеть и поставить, в конце концов, точку.</text:p>
      <text:p text:style-name="P5">Поэтому, во избежание невыносимой мучительной встречи, я решил отсидеться в Старом <text:soft-page-break/>корпусе пока она уйдёт.</text:p>
      <text:p text:style-name="P5">Тем более, что накануне, на загородной вылазке с Марией, мы условились провести Первомай у неё.</text:p>
      <text:p text:style-name="P5">Для вылазки мы поехали на вокзал и в лучах заката пошли вдоль путей в лесок на окраине.</text:p>
      <text:p text:style-name="P5">Навстречу попались двое мужиков рабочих. Один начал что-то вякать, но я не обратил внимания — кто угодно позавидует, когда идёшь в лесок с такой красоткой, а вокруг соловьи надрываются настолько густыми непрерывными трелями, что те просто стеной стоят.</text:p>
      <text:p text:style-name="P5">Мы нашли поляну и в наступившей темноте я разложил костёр. </text:p>
      <text:p text:style-name="P5">Было совсем тепло и она даже плащ сняла. С вином мы обошлись без стаканов.</text:p>
      <text:p text:style-name="P5">- Ещё! <text:s/><text:span text:style-name="T8">А! </text:span>Ещё!..</text:p>
      <text:p text:style-name="P5">Костёр, оказывается уже догорел и в переливчатом мерцании его углей неразборчивая тень метнулась поперёк поляны. </text:p>
      <text:p text:style-name="P5">Собака.</text:p>
      <text:p text:style-name="P2">Как же она испугалась! </text:p>
      <text:p text:style-name="P2">Нет ничего умилительней женских страхов. Ты, типа, былинный витязь и охранительно приобнимаешь её за плечи. Мне даже опять захотелось.</text:p>
      <text:p text:style-name="P5">- Ещё! Ещё!..</text:p>
      <text:p text:style-name="P2">Возвращались <text:span text:style-name="T8">мы </text:span>уже среди ночи и долго ждали автобус. </text:p>
      <text:p text:style-name="P2">Это оказался последний, что в<text:span text:style-name="T6">ози</text:span>т рабочих оборонного завода «Прогресс» после второй смены. Вернее работниц — в салоне почти сплошь женщины. </text:p>
      <text:p text:style-name="P2">Они так неприязненно смотрели на Марию. Мы-то пашем, а эта сучка стерва заполночь с хахалем вожжается.</text:p>
      <text:p text:style-name="P2">Весной даже бабы звереют.</text:p>
      <text:p text:style-name="P2"/>
      <text:p text:style-name="P2">То есть эта встреча с Ирой мне уже была не нужна.</text:p>
      <text:p text:style-name="P2">Я ещё минут двадцать поволынил, прежде чем выйти из Старого корпуса.</text:p>
      <text:p text:style-name="P2">- Серёжа!</text:p>
      <text:p text:style-name="P2">Она всё-таки дождалась между колоннами высокого крыльца.</text:p>
      <text:p text:style-name="P2">Ну, что я могу поделать, если она такая красивая? Если у меня стискивает дыхание и ёкает сердце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7:21:24.631736088</meta:creation-date>
    <dc:date>2017-03-02T17:21:29.416396065</dc:date>
    <dc:creator>sehrguey </dc:creator>
    <meta:editing-duration>PT4S</meta:editing-duration>
    <meta:editing-cycles>1</meta:editing-cycles>
    <meta:document-statistic meta:table-count="0" meta:image-count="0" meta:object-count="0" meta:page-count="3" meta:paragraph-count="96" meta:word-count="1085" meta:character-count="6601" meta:non-whitespace-character-count="5556"/>
    <meta:generator>LibreOffice/4.3.3.2$Linux_x86 LibreOffice_project/430m0$Build-2</meta:generator>
  </office:meta>
</office:document-meta>
</file>